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ac@dac-Veriton-M200-H310:~$ cd Batch_B1</text:p>
      <text:p text:style-name="Standard">dac@dac-Veriton-M200-H310:~/Batch_B1$ ls</text:p>
      <text:p text:style-name="Standard">abc.doc <text:s/>bcd.doc <text:s/>Day2 <text:s/>OS <text:s/>test1 <text:s/>Test1 <text:s/>test2 <text:s/>Test2 <text:s/>test3 <text:s/>test4 <text:s/>test5 <text:s/>test.doc <text:s/>text1</text:p>
      <text:p text:style-name="Standard">dac@dac-Veriton-M200-H310:~/Batch_B1$ wc -w Test1</text:p>
      <text:p text:style-name="Standard">8 Test1</text:p>
      <text:p text:style-name="Standard">dac@dac-Veriton-M200-H310:~$ wc -w Test1</text:p>
      <text:p text:style-name="Standard">wc: Test1: No such file or directory</text:p>
      <text:p text:style-name="Standard">dac@dac-Veriton-M200-H310:~$ cd</text:p>
      <text:p text:style-name="Standard">dac@dac-Veriton-M200-H310:~$ cd Batch_B1</text:p>
      <text:p text:style-name="Standard">dac@dac-Veriton-M200-H310:~/Batch_B1$ ls</text:p>
      <text:p text:style-name="Standard">abc.doc <text:s/>bcd.doc <text:s/>Day2 <text:s/>OS <text:s/>test1 <text:s/>Test1 <text:s/>test2 <text:s/>Test2 <text:s/>test3 <text:s/>test4 <text:s/>test5 <text:s/>test.doc <text:s/>text1</text:p>
      <text:p text:style-name="Standard">dac@dac-Veriton-M200-H310:~/Batch_B1$ wc -w Test1</text:p>
      <text:p text:style-name="Standard">8 Test1</text:p>
      <text:p text:style-name="Standard">dac@dac-Veriton-M200-H310:~/Batch_B1$ cd /bin</text:p>
      <text:p text:style-name="Standard">dac@dac-Veriton-M200-H310:/bin$ ls | less</text:p>
      <text:p text:style-name="Standard">dac@dac-Veriton-M200-H310:/bin$ who;pwd</text:p>
      <text:p text:style-name="Standard">dac <text:s text:c="5"/>:0 <text:s text:c="10"/>2023-03-25 10:30 (:0)</text:p>
      <text:p text:style-name="Standard">/bin</text:p>
      <text:p text:style-name="Standard">dac@dac-Veriton-M200-H310:/bin$ date +"Today is %A,%d %B %y"</text:p>
      <text:p text:style-name="Standard">Today is Saturday,25 March 23</text:p>
      <text:p text:style-name="Standard">dac@dac-Veriton-M200-H310:/bin$ cd</text:p>
      <text:p text:style-name="Standard">dac@dac-Veriton-M200-H310:~$ find ./ -name '*.c' -o -name '*.pl' -type f</text:p>
      <text:p text:style-name="Standard">./xyz.c</text:p>
      <text:p text:style-name="Standard">./test.pl</text:p>
      <text:p text:style-name="Standard">./test.c</text:p>
      <text:p text:style-name="Standard">./abc.c</text:p>
      <text:p text:style-name="Standard">dac@dac-Veriton-M200-H310:~$ find ./ -maxdepth 1 -perm 755 -type d</text:p>
      <text:p text:style-name="Standard">./</text:p>
      <text:p text:style-name="Standard">./Music</text:p>
      <text:p text:style-name="Standard">./.local</text:p>
      <text:p text:style-name="Standard">./.cache</text:p>
      <text:p text:style-name="Standard">./Videos</text:p>
      <text:p text:style-name="Standard">./Templates</text:p>
      <text:p text:style-name="Standard">./Pictures</text:p>
      <text:p text:style-name="Standard">./Downloads</text:p>
      <text:p text:style-name="Standard">./Public</text:p>
      <text:p text:style-name="Standard">./Desktop</text:p>
      <text:p text:style-name="Standard">./.config</text:p>
      <text:p text:style-name="Standard">./Documents</text:p>
      <text:p text:style-name="Standard">dac@dac-Veriton-M200-H310:~$ find ./ -maxdepth 1 -perm 655 -type f</text:p>
      <text:p text:style-name="Standard">./abc.c</text:p>
      <text:p text:style-name="Standard">dac@dac-Veriton-M200-H310:~$ cd Batch_B1</text:p>
      <text:p text:style-name="Standard">dac@dac-Veriton-M200-H310:~/Batch_B1$ ls -i Test1</text:p>
      <text:p text:style-name="Standard">24928781 Test1</text:p>
      <text:p text:style-name="Standard">dac@dac-Veriton-M200-H310:~/Batch_B1$ find ./ -inum 24928781 -type f</text:p>
      <text:p text:style-name="Standard">./Test1</text:p>
      <text:p text:style-name="Standard">dac@dac-Veriton-M200-H310:~$ find ./ -mtime +365</text:p>
      <text:p text:style-name="Standard">dac@dac-Veriton-M200-H310:~$ find ./ -size +1024</text:p>
      <text:p text:style-name="Standard">./.cache/thunderbird/vdkj4n73.default-release/startupCache/startupCache.8.little</text:p>
      <text:p text:style-name="Standard">./.cache/mesa_shader_cache/index</text:p>
      <text:p text:style-name="Standard">./.cache/tracker/meta.db</text:p>
      <text:p text:style-name="Standard">./.cache/tracker/meta.db-wal</text:p>
      <text:p text:style-name="Standard"><text:soft-page-break/>./.cache/mozilla/firefox/jg1i4bty.default-release/safebrowsing/google4/goog-phish-proto.vlpset</text:p>
      <text:p text:style-name="Standard">./.cache/mozilla/firefox/jg1i4bty.default-release/safebrowsing/google4/goog-badbinurl-proto.vlpset</text:p>
      <text:p text:style-name="Standard">./.cache/mozilla/firefox/jg1i4bty.default-release/safebrowsing/google-trackwhite-digest256.vlpset</text:p>
      <text:p text:style-name="Standard">./.cache/mozilla/firefox/jg1i4bty.default-release/startupCache/scriptCache-child-current.bin</text:p>
      <text:p text:style-name="Standard">./.cache/mozilla/firefox/jg1i4bty.default-release/startupCache/scriptCache-current.bin</text:p>
      <text:p text:style-name="Standard">./.cache/mozilla/firefox/jg1i4bty.default-release/startupCache/startupCache.8.little</text:p>
      <text:p text:style-name="Standard">./.cache/mozilla/firefox/jg1i4bty.default-release/cache2/index</text:p>
      <text:p text:style-name="Standard">./.cache/mozilla/firefox/jg1i4bty.default-release/cache2/entries</text:p>
      <text:p text:style-name="Standard">./.cache/mozilla/firefox/jg1i4bty.default-release/cache2/entries/593DAD2E481A664D815F5B6715A17711759FF24C</text:p>
      <text:p text:style-name="Standard">./.cache/mozilla/firefox/jg1i4bty.default-release/cache2/entries/1580ED558132767C10DE8D811ED0290B76B9B992</text:p>
      <text:p text:style-name="Standard">./.cache/mozilla/firefox/jg1i4bty.default-release/cache2/entries/F17A2DD6F69C2F6903C746436E3E10A5ADCFF68E</text:p>
      <text:p text:style-name="Standard">./.cache/mozilla/firefox/jg1i4bty.default-release/cache2/entries/758B33EFDFDE0C8681F99ED3E1467C6D057C7513</text:p>
      <text:p text:style-name="Standard">./.cache/mozilla/firefox/jg1i4bty.default-release/cache2/entries/6C5CFE3EE2803A11A4EB17BA46C2868CED8EE398</text:p>
      <text:p text:style-name="Standard">./.cache/mozilla/firefox/jg1i4bty.default-release/cache2/entries/BAF3CB26F50A10D11120D64BDE940D91C97D259E</text:p>
      <text:p text:style-name="Standard">./.cache/mozilla/firefox/jg1i4bty.default-release/cache2/entries/451C46BA7BE126CD0D46000AFD31A7D6AAE5F498</text:p>
      <text:p text:style-name="Standard">./.cache/mozilla/firefox/jg1i4bty.default-release/cache2/entries/AFD44D60003832168E2EFCAF97D5967DE4CBF061</text:p>
      <text:p text:style-name="Standard">./.cache/mozilla/firefox/jg1i4bty.default-release/cache2/entries/29CCE3072D15BA1C8E3FF0CDF9B3F69BB6BC10D2</text:p>
      <text:p text:style-name="Standard">./.cache/mozilla/firefox/jg1i4bty.default-release/cache2/entries/D77ECB94212562935917A9B37D300687B9913AC5</text:p>
      <text:p text:style-name="Standard">./.cache/mozilla/firefox/jg1i4bty.default-release/cache2/entries/D12650436DA6A289F6286460F3E7752FC1DDBBA6</text:p>
      <text:p text:style-name="Standard">./.cache/mozilla/firefox/jg1i4bty.default-release/cache2/entries/727377F2D6B713708B4B196B9B8E427869C091D1</text:p>
      <text:p text:style-name="Standard">./.cache/mozilla/firefox/jg1i4bty.default-release/cache2/entries/EE9B95685330C7085119591BAF324D0068C7C1D4</text:p>
      <text:p text:style-name="Standard">./.cache/mozilla/firefox/jg1i4bty.default-release/cache2/entries/03BE4D73252BE1A9A3286CE5A5E8B8C6C058684F</text:p>
      <text:p text:style-name="Standard">./.cache/mozilla/firefox/jg1i4bty.default-release/cache2/entries/38519615AB2A343A37883F52075341333310B5F8</text:p>
      <text:p text:style-name="Standard">./.cache/mozilla/firefox/jg1i4bty.default-release/cache2/entries/D1FEC9920C26DF905EB072D0FF54CD90A3AF39C5</text:p>
      <text:p text:style-name="Standard">./.cache/mozilla/firefox/jg1i4bty.default-release/cache2/entries/14AF4EBE527F5DF9B10AB8F668DE3E60FFF5F5A8</text:p>
      <text:p text:style-name="Standard">./.cache/mozilla/firefox/jg1i4bty.default-release/cache2/entries/CF13020A36ECB1EB3E598EA8A3316CAD48DFE357</text:p>
      <text:p text:style-name="Standard">./.cache/mozilla/firefox/jg1i4bty.default-release/cache2/entries/51288C872CF6B4576656B2FDB26B25B07688F96C</text:p>
      <text:p text:style-name="Standard">./.cache/mozilla/firefox/jg1i4bty.default-release/cache2/entries/725CDA3259B0FDFDEEF07000F0C58569490E2C78</text:p>
      <text:p text:style-name="Standard">./.cache/mozilla/firefox/jg1i4bty.default-release/cache2/entries/BE957AFB0F79AC1FD547D303AE838BBB05729C3F</text:p>
      <text:p text:style-name="Standard">./.cache/mozilla/firefox/jg1i4bty.default-release/cache2/entries/1607EEF962DE842F188EA19DED95B5590C165C95</text:p>
      <text:p text:style-name="Standard"><text:soft-page-break/>./.cache/mozilla/firefox/jg1i4bty.default-release/cache2/entries/88357EC755A795A74CD49FB6FEAFDA96F6743BDF</text:p>
      <text:p text:style-name="Standard">./.cache/mozilla/firefox/jg1i4bty.default-release/cache2/entries/A10FB8F3C9AEFD8487318CC36900B007403A4CAA</text:p>
      <text:p text:style-name="Standard">./.cache/mozilla/firefox/jg1i4bty.default-release/cache2/entries/B8724F4F6CC0E330D30BC192B7409B6F1B7B074E</text:p>
      <text:p text:style-name="Standard">./.cache/mozilla/firefox/jg1i4bty.default-release/cache2/entries/344EF21B4C6CE8EEDCE01FEF56D4627DCCA54849</text:p>
      <text:p text:style-name="Standard">./.cache/mozilla/firefox/jg1i4bty.default-release/cache2/entries/62BC2D7E96B5B7510DDCB93A090E56F1643DE936</text:p>
      <text:p text:style-name="Standard">./.cache/mozilla/firefox/jg1i4bty.default-release/cache2/entries/1CF7E0CCEFB5FD7B331FD7824368ECD2AB832182</text:p>
      <text:p text:style-name="Standard">./.cache/mozilla/firefox/jg1i4bty.default-release/cache2/entries/741CD2D5F3C2DAC7395CE6D79A603B564A89FBB9</text:p>
      <text:p text:style-name="Standard">./.cache/mozilla/firefox/jg1i4bty.default-release/cache2/entries/05527A490629803951DDE7BDFD9A5B0E6F511A4D</text:p>
      <text:p text:style-name="Standard">./.cache/mozilla/firefox/jg1i4bty.default-release/cache2/entries/E3A9494C34FB910810D8342D9B4B1FAC11BDCE7B</text:p>
      <text:p text:style-name="Standard">./.cache/mozilla/firefox/jg1i4bty.default-release/cache2/entries/3B9435834AA2E717A26412E5BA7B4FCF7A1050EC</text:p>
      <text:p text:style-name="Standard">./.cache/mozilla/firefox/jg1i4bty.default-release/cache2/entries/68A671F11E3288DEFE1D9FAA1B500F2F1D5673D2</text:p>
      <text:p text:style-name="Standard">./.cache/mozilla/firefox/jg1i4bty.default-release/cache2/entries/023E1FC46128ADBC4F13052E4893FD217CFC8B52</text:p>
      <text:p text:style-name="Standard">./.cache/mozilla/firefox/jg1i4bty.default-release/cache2/entries/03A5731F2A36D1B1CD46F93C425A711485B29DFD</text:p>
      <text:p text:style-name="Standard">./.cache/mozilla/firefox/jg1i4bty.default-release/cache2/entries/76F115777BA0D16F166D63836AE560C329D558E9</text:p>
      <text:p text:style-name="Standard">./.cache/mozilla/firefox/jg1i4bty.default-release/cache2/entries/1A3231B529A90EA7DF7663E06600D63A649B96CE</text:p>
      <text:p text:style-name="Standard">./.cache/mozilla/firefox/jg1i4bty.default-release/cache2/entries/E5969E5CBCDD9B1B7B588631B36924943CD6AB80</text:p>
      <text:p text:style-name="Standard">./.cache/mozilla/firefox/jg1i4bty.default-release/cache2/entries/96E61AEACCA2A973DE4653541736BE5F06D33E73</text:p>
      <text:p text:style-name="Standard">./.cache/mozilla/firefox/jg1i4bty.default-release/cache2/entries/A35E8DC1AB991E567D3BACA73A5CC1BEF6659985</text:p>
      <text:p text:style-name="Standard">./.cache/mozilla/firefox/jg1i4bty.default-release/cache2/entries/56FF170935DFD3BF392F6609F9500139F44DB8B2</text:p>
      <text:p text:style-name="Standard">./.cache/mozilla/firefox/jg1i4bty.default-release/cache2/entries/6ADA0D12D4ADB39D62987B442ADCF6B0BD433A4E</text:p>
      <text:p text:style-name="Standard">./.cache/mozilla/firefox/jg1i4bty.default-release/cache2/entries/8D7F1ADAD7E6AF5B7F39C895D76A8A62796AC238</text:p>
      <text:p text:style-name="Standard">./.cache/mozilla/firefox/jg1i4bty.default-release/cache2/entries/E73732EA129BD583B9821E663E378CB6958246E6</text:p>
      <text:p text:style-name="Standard">./.cache/mozilla/firefox/jg1i4bty.default-release/cache2/entries/CB1DBB73848CF06098BE63E5AB760A1340E0EF91</text:p>
      <text:p text:style-name="Standard">./.cache/mozilla/firefox/jg1i4bty.default-release/cache2/entries/E679929E3712B546C7C919B83DA03331945898F3</text:p>
      <text:p text:style-name="Standard">./.cache/mozilla/firefox/jg1i4bty.default-release/cache2/entries/9A35DD95765C3C0BBFC2CC20CB67B3333A780271</text:p>
      <text:p text:style-name="Standard">./.cache/mozilla/firefox/jg1i4bty.default-release/cache2/entries/93F374DFED52BE7DB94D94D85AA77F4D7F6A7BB6</text:p>
      <text:p text:style-name="Standard"><text:soft-page-break/>./.cache/mozilla/firefox/jg1i4bty.default-release/cache2/entries/BC2CE4AB4CBA5AE12672AF1EF0CB215E153CE8F7</text:p>
      <text:p text:style-name="Standard">./.cache/mozilla/firefox/jg1i4bty.default-release/cache2/entries/F9A0DF25392E687BCC04C34A3C2A12D6B2BB334F</text:p>
      <text:p text:style-name="Standard">./.cache/mozilla/firefox/jg1i4bty.default-release/cache2/entries/64C7DF29CEA61C8D7EC6499FE3220A1D59F1DF08</text:p>
      <text:p text:style-name="Standard">./.cache/mozilla/firefox/jg1i4bty.default-release/cache2/entries/74D7BD08D06993C03C1EECCEB839D4792879F68B</text:p>
      <text:p text:style-name="Standard">./.cache/mozilla/firefox/jg1i4bty.default-release/cache2/entries/6E43057A42C095D4B29CE3863A3C42E46D608C8F</text:p>
      <text:p text:style-name="Standard">./.cache/mozilla/firefox/jg1i4bty.default-release/cache2/entries/B71E2919DD2947C6598714723D900835F22FA012</text:p>
      <text:p text:style-name="Standard">./.cache/mozilla/firefox/jg1i4bty.default-release/cache2/entries/9F636079435BADD391E0579F5C081F25117D7F7B</text:p>
      <text:p text:style-name="Standard">./.cache/mozilla/firefox/jg1i4bty.default-release/cache2/entries/1A0FE5533A8D999FE56DA6DF4962366A99FEC008</text:p>
      <text:p text:style-name="Standard">./.cache/mozilla/firefox/jg1i4bty.default-release/cache2/entries/3FD382A8DF01589826C240D11E483741D7251A2C</text:p>
      <text:p text:style-name="Standard">./.cache/mozilla/firefox/jg1i4bty.default-release/cache2/entries/5AAA6F18D7A3F8EAC547543A0FC9D5FC3D475A96</text:p>
      <text:p text:style-name="Standard">./.cache/mozilla/firefox/jg1i4bty.default-release/cache2/entries/EE03B1B77AAFE139C76B46676B9B4919F9D70AD5</text:p>
      <text:p text:style-name="Standard">./.cache/mozilla/firefox/jg1i4bty.default-release/cache2/entries/7C538642077C9642C4C69488FA2800BB7E9054F7</text:p>
      <text:p text:style-name="Standard">./.cache/mozilla/firefox/jg1i4bty.default-release/cache2/entries/4052F6324E58345B4B3E9C72611D4B1A34877C46</text:p>
      <text:p text:style-name="Standard">./.cache/mozilla/firefox/jg1i4bty.default-release/cache2/entries/2430517BE717A593A063BAF333B9C777697AA950</text:p>
      <text:p text:style-name="Standard">./.cache/mozilla/firefox/jg1i4bty.default-release/cache2/entries/0E9E329DC5B167F4299946F88E07E553C12B5602</text:p>
      <text:p text:style-name="Standard">./.cache/mozilla/firefox/jg1i4bty.default-release/cache2/entries/2201EF3BCED43D4A0EDF00E654CBF1CE75922A54</text:p>
      <text:p text:style-name="Standard">./.cache/mozilla/firefox/jg1i4bty.default-release/cache2/entries/E05ADCCD5F5992A0BEBA3176C0383B65AF141F1E</text:p>
      <text:p text:style-name="Standard">./.cache/mozilla/firefox/jg1i4bty.default-release/cache2/entries/AB1D9C116B7FE0972C3782600BD736631D6AC656</text:p>
      <text:p text:style-name="Standard">./.cache/mozilla/firefox/jg1i4bty.default-release/cache2/entries/E3880A07CA623A9016FFA496BF043B6197D3E184</text:p>
      <text:p text:style-name="Standard">./.cache/mozilla/firefox/jg1i4bty.default-release/cache2/entries/0FB007AF42A99D276669576426D654B7DE7FF089</text:p>
      <text:p text:style-name="Standard">./.cache/mozilla/firefox/jg1i4bty.default-release/cache2/entries/8B9EB5A0573C516F6EBE59CBB59C123FD497970A</text:p>
      <text:p text:style-name="Standard">./.cache/mozilla/firefox/jg1i4bty.default-release/cache2/entries/33E89023749ABA7CAC43CE8F360428C4D4BF5270</text:p>
      <text:p text:style-name="Standard">./.cache/mozilla/firefox/jg1i4bty.default-release/cache2/entries/A3D6A16A26B1D7399736688127F90A7DF9933EEE</text:p>
      <text:p text:style-name="Standard">./.cache/mozilla/firefox/jg1i4bty.default-release/cache2/entries/4F4D2ADF82565C39C0AD97F8D184571629F2400D</text:p>
      <text:p text:style-name="Standard">./.cache/mozilla/firefox/jg1i4bty.default-release/cache2/entries/1AF7E68A6CEDFE0BC7D3EA37D95DF56A825760A1</text:p>
      <text:p text:style-name="Standard">./.cache/mozilla/firefox/jg1i4bty.default-release/cache2/entries/BA90C11679630BB4E3DAE878692638AE4DA8FA80</text:p>
      <text:p text:style-name="Standard"><text:soft-page-break/>./.cache/mozilla/firefox/jg1i4bty.default-release/cache2/entries/0642A27A5BF8DD08CAB6D467EA8DE00A566728CB</text:p>
      <text:p text:style-name="Standard">./.cache/mozilla/firefox/jg1i4bty.default-release/cache2/entries/5D49DC23F1949098AD3B14E106E0C0E0AA225303</text:p>
      <text:p text:style-name="Standard">./.cache/mozilla/firefox/jg1i4bty.default-release/cache2/entries/85BCA16D6A757EEE4C5DD306D898D4431BBF47DA</text:p>
      <text:p text:style-name="Standard">./.cache/mozilla/firefox/jg1i4bty.default-release/cache2/entries/586805AD1F52E7E95A42117EC446D74E3E98D5A4</text:p>
      <text:p text:style-name="Standard">./.cache/mozilla/firefox/jg1i4bty.default-release/cache2/entries/97C5E511254D513185A12984136A398D9D5A9FCD</text:p>
      <text:p text:style-name="Standard">./.cache/mozilla/firefox/jg1i4bty.default-release/cache2/entries/02609DE0230E6CF3BEB63E2D40C31518DCFB6EE7</text:p>
      <text:p text:style-name="Standard">./.cache/mozilla/firefox/jg1i4bty.default-release/cache2/entries/B81BD2B512D0ADC99E40A67DF78FBA80DC2D1388</text:p>
      <text:p text:style-name="Standard">./.cache/mozilla/firefox/jg1i4bty.default-release/cache2/entries/C7D69C1D29EC09ADC84CCC796D6639B13761F5C3</text:p>
      <text:p text:style-name="Standard">./.cache/mozilla/firefox/jg1i4bty.default-release/cache2/entries/768EFB9F4789BA027D0701AB542CEDBA235EE06D</text:p>
      <text:p text:style-name="Standard">./.cache/mozilla/firefox/jg1i4bty.default-release/cache2/entries/2FFA8DE6AA29B7B4A5679E708B9D58461D0A455B</text:p>
      <text:p text:style-name="Standard">./.cache/mozilla/firefox/jg1i4bty.default-release/cache2/entries/D1C2F3509AC0E3711E739A51429302563D6020A7</text:p>
      <text:p text:style-name="Standard">./.cache/mozilla/firefox/jg1i4bty.default-release/cache2/entries/3CBE1E9973AB38092DF0FCE1B35332777F765B20</text:p>
      <text:p text:style-name="Standard">./.cache/mozilla/firefox/jg1i4bty.default-release/cache2/entries/D206AB864F97E10BAC462EE2E5ADA29FB1C1A385</text:p>
      <text:p text:style-name="Standard">./.cache/mozilla/firefox/jg1i4bty.default-release/cache2/entries/EA5CF5DE515A15CAF17BA392141E2F5D1D636E79</text:p>
      <text:p text:style-name="Standard">./.cache/mozilla/firefox/jg1i4bty.default-release/cache2/entries/6B3DC79675E518090296A23B4463A5A7283B7B2D</text:p>
      <text:p text:style-name="Standard">./.cache/mozilla/firefox/jg1i4bty.default-release/cache2/entries/785B94A22084D8F7ECF598540059C16A9225ADC6</text:p>
      <text:p text:style-name="Standard">./.cache/mozilla/firefox/jg1i4bty.default-release/cache2/entries/DE03708B99EFADE8FAC50D8496DCEC13AE4FAA54</text:p>
      <text:p text:style-name="Standard">./.cache/mozilla/firefox/jg1i4bty.default-release/cache2/entries/4624487E6A7713FE0FB77FE7FC68E00086454976</text:p>
      <text:p text:style-name="Standard">./.cache/mozilla/firefox/jg1i4bty.default-release/cache2/entries/719504EC5FB1D1989A810F53A3CEA54E48D8AB44</text:p>
      <text:p text:style-name="Standard">./.cache/mozilla/firefox/jg1i4bty.default-release/cache2/entries/25153AF9D6FDD79C2A44FF3C98F83771D7E844A4</text:p>
      <text:p text:style-name="Standard">./.cache/mozilla/firefox/jg1i4bty.default-release/cache2/entries/76F4D6F2CC470B22DBF3A1B4997F888030E3A186</text:p>
      <text:p text:style-name="Standard">./.cache/mozilla/firefox/jg1i4bty.default-release/cache2/entries/2D39C2E012B3353D7668198BB6C8B946F805CD49</text:p>
      <text:p text:style-name="Standard">./.cache/mozilla/firefox/jg1i4bty.default-release/cache2/entries/C959EE73A9DCAFA63AA7A08EB026BC34395F0A1D</text:p>
      <text:p text:style-name="Standard">./.cache/mozilla/firefox/jg1i4bty.default-release/cache2/entries/A8CA82802D16AEE1828932E3480D15413927B0D6</text:p>
      <text:p text:style-name="Standard">./.cache/mozilla/firefox/jg1i4bty.default-release/cache2/entries/27FEAE7050813319A42ADA5A896D57094E6F8F2B</text:p>
      <text:p text:style-name="Standard">./.cache/mozilla/firefox/jg1i4bty.default-release/cache2/entries/7DD353182396A74A8083224FF7744B842A8BE697</text:p>
      <text:p text:style-name="Standard"><text:soft-page-break/>./.cache/mozilla/firefox/jg1i4bty.default-release/cache2/entries/45EA7D993DB158AA4D8AAECE4AD21DDC3D2869A0</text:p>
      <text:p text:style-name="Standard">./.cache/mozilla/firefox/jg1i4bty.default-release/cache2/entries/26A6C77F1D99F1431057ECD9488E146A7B3DFFF1</text:p>
      <text:p text:style-name="Standard">./.cache/mozilla/firefox/jg1i4bty.default-release/cache2/entries/242DC8229C426473A7C238D8087D3C041E501034</text:p>
      <text:p text:style-name="Standard">./.cache/mozilla/firefox/jg1i4bty.default-release/cache2/entries/3B5098BA75305913904EF4322C072DCC39853ACF</text:p>
      <text:p text:style-name="Standard">./.cache/mozilla/firefox/jg1i4bty.default-release/cache2/entries/2D420BFD1ABA0B659990706424CCA7D08AA55286</text:p>
      <text:p text:style-name="Standard">./.cache/mozilla/firefox/jg1i4bty.default-release/cache2/entries/49BAC454F04FE21433E3CC265C1891E82110D5C2</text:p>
      <text:p text:style-name="Standard">./.cache/mozilla/firefox/jg1i4bty.default-release/cache2/entries/2F705040020134C3334F0052CB40A23D11A509B4</text:p>
      <text:p text:style-name="Standard">./.cache/mozilla/firefox/jg1i4bty.default-release/cache2/entries/6480414EF6CC723D0B2D7F6A63E77B5287364FAF</text:p>
      <text:p text:style-name="Standard">./.cache/mozilla/firefox/jg1i4bty.default-release/cache2/entries/C19C33D53A33064CD32E4DB1320CF859FE450F97</text:p>
      <text:p text:style-name="Standard">./.cache/mozilla/firefox/jg1i4bty.default-release/cache2/entries/FE3DB61DB91595CA9B87F7413D274494181BD13E</text:p>
      <text:p text:style-name="Standard">./.cache/mozilla/firefox/jg1i4bty.default-release/cache2/entries/28C3036B1EEFE3E361ABC984AD0923230ADA78BD</text:p>
      <text:p text:style-name="Standard">./.cache/mozilla/firefox/jg1i4bty.default-release/cache2/entries/3D7D1B596FD65E4DC2DDDFB749F1B7A0D2D721F6</text:p>
      <text:p text:style-name="Standard">./.cache/mozilla/firefox/jg1i4bty.default-release/cache2/entries/8CFE5C09B811B528529B475585197CA1AF7B87FE</text:p>
      <text:p text:style-name="Standard">./.cache/mozilla/firefox/jg1i4bty.default-release/cache2/entries/ABBB2F79CEE6FCD503583F5F4F4BFEB2AC4397A9</text:p>
      <text:p text:style-name="Standard">./.cache/mozilla/firefox/jg1i4bty.default-release/cache2/entries/FE0759722C43F63BFDE1257377C02996F88D702D</text:p>
      <text:p text:style-name="Standard">./.cache/mozilla/firefox/jg1i4bty.default-release/cache2/entries/C19B11470A140B8DD14A4DC9E9E09A0FE3163943</text:p>
      <text:p text:style-name="Standard">./.cache/mozilla/firefox/jg1i4bty.default-release/cache2/entries/5E3D3D33A8577A1A16287F1C896E6A97C33C74F9</text:p>
      <text:p text:style-name="Standard">./.cache/mozilla/firefox/jg1i4bty.default-release/cache2/entries/82FCB599B9DD24D26AF6791DD44F34C91541100A</text:p>
      <text:p text:style-name="Standard">./.cache/mozilla/firefox/jg1i4bty.default-release/cache2/entries/1465FFF3A5D7ABE381C858EDC29241B380A2DB15</text:p>
      <text:p text:style-name="Standard">./.cache/mozilla/firefox/jg1i4bty.default-release/cache2/entries/A32D22FE7AEC5CA4AF973B519E32FD4C8A9D48FC</text:p>
      <text:p text:style-name="Standard">./.cache/mozilla/firefox/jg1i4bty.default-release/cache2/entries/19688F5C59BD2CB7D64F1963AB13F07B530E7221</text:p>
      <text:p text:style-name="Standard">./.cache/mozilla/firefox/jg1i4bty.default-release/cache2/entries/D16874097C243806E2B16FCB23628B53F313AD1C</text:p>
      <text:p text:style-name="Standard">./.cache/mozilla/firefox/jg1i4bty.default-release/cache2/entries/3BD461C94598256925BA7CE36C4F8797417BD078</text:p>
      <text:p text:style-name="Standard">./.cache/mozilla/firefox/jg1i4bty.default-release/cache2/entries/B02F44C6C7D65E577E1295B68D4F8659094C1A59</text:p>
      <text:p text:style-name="Standard">./.cache/mozilla/firefox/jg1i4bty.default-release/cache2/entries/466CE1A9607C6DA89283FAC513D248234BB5AC62</text:p>
      <text:p text:style-name="Standard">./.cache/mozilla/firefox/jg1i4bty.default-release/cache2/entries/0D730514AEE9C10C75ED097EDB4FB87672E4839E</text:p>
      <text:p text:style-name="Standard"><text:soft-page-break/>./.cache/mozilla/firefox/jg1i4bty.default-release/cache2/entries/011F1CD1206E91613A41C8485B6B1C10B5A91BED</text:p>
      <text:p text:style-name="Standard">./.cache/mozilla/firefox/jg1i4bty.default-release/cache2/entries/26DCF183A0CEA4D495A2043BC7A4E28BF37B9083</text:p>
      <text:p text:style-name="Standard">./.cache/mozilla/firefox/jg1i4bty.default-release/cache2/entries/370A30E3B8B88CB378D41336B626D0F9CA8AD58F</text:p>
      <text:p text:style-name="Standard">./.cache/mozilla/firefox/jg1i4bty.default-release/cache2/entries/FAAA97D31C15856A562C69A2BB1F3BC1947D7386</text:p>
      <text:p text:style-name="Standard">./.cache/mozilla/firefox/jg1i4bty.default-release/cache2/entries/771BA7C9FCAFDED7A8AC7CF6FC50A362F490831B</text:p>
      <text:p text:style-name="Standard">./.cache/mozilla/firefox/jg1i4bty.default-release/cache2/entries/AFAB578FE1AF423601ED694BE1E546CAC80F3DA6</text:p>
      <text:p text:style-name="Standard">./.cache/mozilla/firefox/jg1i4bty.default-release/cache2/entries/8910FF7B4D12F6CC66FC2BC8D342C4AF26577E9A</text:p>
      <text:p text:style-name="Standard">./.cache/mozilla/firefox/jg1i4bty.default-release/cache2/entries/6CD0E9D63E664FBFA440BC4918C7F63AA894E00A</text:p>
      <text:p text:style-name="Standard">./.cache/mozilla/firefox/jg1i4bty.default-release/cache2/entries/508D0421FCCCE4AB4EB3149E36A6BC6435472D43</text:p>
      <text:p text:style-name="Standard">./.cache/mozilla/firefox/jg1i4bty.default-release/cache2/entries/A38699C29EBCBF7B4B1FEB9B160A868D4F02B987</text:p>
      <text:p text:style-name="Standard">./.cache/mozilla/firefox/jg1i4bty.default-release/cache2/entries/5897B73A30A6CD0A9DE81587E87A2D9DA8E1C524</text:p>
      <text:p text:style-name="Standard">./.cache/mozilla/firefox/jg1i4bty.default-release/cache2/entries/837DCE70A008CCEACF4A24F31217CD82D4DA1953</text:p>
      <text:p text:style-name="Standard">./.cache/mozilla/firefox/jg1i4bty.default-release/cache2/entries/C30D82C0B2AFEC3F4E17DE22B9E6E7525C9918CC</text:p>
      <text:p text:style-name="Standard">./.cache/mozilla/firefox/jg1i4bty.default-release/cache2/entries/5A225FFEE1726FF36AEC7FBFBFC3B2F15A22CD7E</text:p>
      <text:p text:style-name="Standard">./.cache/mozilla/firefox/jg1i4bty.default-release/cache2/entries/634E49822C50C2E64E27C19C29BCC59D5AE6A371</text:p>
      <text:p text:style-name="Standard">./.cache/mozilla/firefox/jg1i4bty.default-release/cache2/entries/FEB89891A2CE085AD74E765064FC596B008CD0F0</text:p>
      <text:p text:style-name="Standard">./.cache/mozilla/firefox/jg1i4bty.default-release/cache2/entries/2FE72B244ADDFE3C073694D01CBA70A8C473F0D8</text:p>
      <text:p text:style-name="Standard">./.cache/mozilla/firefox/jg1i4bty.default-release/cache2/entries/342E03CA09832E73B2D25B7AE5C6BFB5FB5C8D89</text:p>
      <text:p text:style-name="Standard">./.cache/mozilla/firefox/jg1i4bty.default-release/cache2/entries/5703FF3A7F80EA6F0D10544CD0E04D7AA9BAE870</text:p>
      <text:p text:style-name="Standard">./.cache/mozilla/firefox/jg1i4bty.default-release/cache2/entries/D32B1F4F6CEFAF08B1B74621BFDFC4F851157F01</text:p>
      <text:p text:style-name="Standard">./.cache/mozilla/firefox/jg1i4bty.default-release/cache2/entries/68944FE1598219E55AE280BF623C759B1807E66A</text:p>
      <text:p text:style-name="Standard">./.cache/mozilla/firefox/jg1i4bty.default-release/cache2/entries/A73B7620CE68D5A92918F41663B07E1DB45DD2AF</text:p>
      <text:p text:style-name="Standard">./.cache/mozilla/firefox/jg1i4bty.default-release/cache2/entries/8943F1033F33B194CB926E333590CEC70DD8FDC7</text:p>
      <text:p text:style-name="Standard">./.cache/mozilla/firefox/jg1i4bty.default-release/cache2/entries/1DD06B892690B34D8FBF4AFC404DF3E33D9580D6</text:p>
      <text:p text:style-name="Standard">./.cache/mozilla/firefox/jg1i4bty.default-release/cache2/entries/23419612C988B5F4B620E50088890FD0E66A3023</text:p>
      <text:p text:style-name="Standard">./.cache/mozilla/firefox/jg1i4bty.default-release/cache2/entries/60CA375311222826B1EFA06ED2D294DDFE603A1E</text:p>
      <text:p text:style-name="Standard"><text:soft-page-break/>./.cache/mozilla/firefox/jg1i4bty.default-release/cache2/entries/DC9E92D05D83D58A7E0BE150034288049A6AC73A</text:p>
      <text:p text:style-name="Standard">./.cache/mozilla/firefox/jg1i4bty.default-release/cache2/entries/2B8450730EDAB302C85E751EB4576FB66F6918C0</text:p>
      <text:p text:style-name="Standard">./.cache/mozilla/firefox/jg1i4bty.default-release/cache2/entries/5D6DB52FA71617B3F79DA44F3CDF4A902B230B60</text:p>
      <text:p text:style-name="Standard">./.cache/mozilla/firefox/jg1i4bty.default-release/cache2/entries/8AEFF6235FB9787B57DEAC0DE441108E06B4DBCA</text:p>
      <text:p text:style-name="Standard">./.cache/mozilla/firefox/jg1i4bty.default-release/cache2/entries/B568664634AA50CCA805F556118629208C04426B</text:p>
      <text:p text:style-name="Standard">./.cache/mozilla/firefox/jg1i4bty.default-release/cache2/entries/CA2CE6CBB813A45705BFFEA06D159CC7DAC61B49</text:p>
      <text:p text:style-name="Standard">./.cache/mozilla/firefox/jg1i4bty.default-release/cache2/entries/5B4CC7BC82A801F1D77046C719369E4486EC997B</text:p>
      <text:p text:style-name="Standard">./.cache/mozilla/firefox/jg1i4bty.default-release/cache2/entries/DB416FC3849404E10DE9082C6F5ABC3609164A47</text:p>
      <text:p text:style-name="Standard">./.cache/mozilla/firefox/jg1i4bty.default-release/cache2/entries/7AE930E76C492D33B3DEFFCD52329F0548C17CE4</text:p>
      <text:p text:style-name="Standard">./.cache/mozilla/firefox/jg1i4bty.default-release/cache2/entries/18732FA93A9925CA97FDEF9CEDD6665878B5D32F</text:p>
      <text:p text:style-name="Standard">./.cache/mozilla/firefox/jg1i4bty.default-release/cache2/entries/DD0D7F07097E9920C2901862461A6A2CDDCCB944</text:p>
      <text:p text:style-name="Standard">./.cache/mozilla/firefox/jg1i4bty.default-release/cache2/entries/A8D04C188EA42A89360728BFDFA9E6E224F91AC3</text:p>
      <text:p text:style-name="Standard">./.cache/mozilla/firefox/jg1i4bty.default-release/cache2/entries/536F2C81A5F22FD3B69CC54B01F4EF8E3592D0AB</text:p>
      <text:p text:style-name="Standard">./.cache/mozilla/firefox/jg1i4bty.default-release/cache2/entries/78EFC81ADBE28180ABE762629100C6F969448C54</text:p>
      <text:p text:style-name="Standard">./.cache/mozilla/firefox/jg1i4bty.default-release/cache2/entries/CAC31169C962FDF15A46C88ABAA2F7D963DFE096</text:p>
      <text:p text:style-name="Standard">./.cache/mozilla/firefox/jg1i4bty.default-release/cache2/entries/4AC80C1C5504CA0DAE2F5C58CEBD7BF7B8E21436</text:p>
      <text:p text:style-name="Standard">./.cache/mozilla/firefox/jg1i4bty.default-release/cache2/entries/42C0A988472DF306089FDED2D7B671383FA81F8F</text:p>
      <text:p text:style-name="Standard">./.cache/mozilla/firefox/jg1i4bty.default-release/cache2/entries/00D89A19F0C458A8DCF20D601F27BC052663E745</text:p>
      <text:p text:style-name="Standard">./.cache/mozilla/firefox/jg1i4bty.default-release/cache2/entries/B244FDE189935CD2B5BC28F65F7128C1C0878FDF</text:p>
      <text:p text:style-name="Standard">./.cache/mozilla/firefox/jg1i4bty.default-release/cache2/entries/64FA9D8C376BA01901E8DCCFB3ECDCFF65DA6347</text:p>
      <text:p text:style-name="Standard">./.cache/mozilla/firefox/jg1i4bty.default-release/cache2/entries/E8A3942C1D58B07EB4443E02A812055D9D10645B</text:p>
      <text:p text:style-name="Standard">./.cache/mozilla/firefox/jg1i4bty.default-release/cache2/entries/71736F59850B84BB54F95E3046AC7D939EC385FB</text:p>
      <text:p text:style-name="Standard">./.cache/mozilla/firefox/jg1i4bty.default-release/cache2/entries/704E997A659771763BE005F773952355E924C60F</text:p>
      <text:p text:style-name="Standard">./.cache/mozilla/firefox/jg1i4bty.default-release/cache2/entries/04588F32197F71C7ED56CD418D2BB182619E542C</text:p>
      <text:p text:style-name="Standard">./.cache/mozilla/firefox/jg1i4bty.default-release/cache2/entries/E1DEFE8D5FB0B662FD992A7476C9DF1EA0E55093</text:p>
      <text:p text:style-name="Standard">./.cache/mozilla/firefox/jg1i4bty.default-release/cache2/entries/105E947C336ADE2CDF3A6233B53CEF44BFD23746</text:p>
      <text:p text:style-name="Standard"><text:soft-page-break/>./.cache/mozilla/firefox/jg1i4bty.default-release/cache2/entries/0944012460E1A6E7D95458E597580268D33325F3</text:p>
      <text:p text:style-name="Standard">./.cache/mozilla/firefox/jg1i4bty.default-release/cache2/entries/82CB5BF47107B1189D188A2EFFA57E49F4C45432</text:p>
      <text:p text:style-name="Standard">./.cache/mozilla/firefox/jg1i4bty.default-release/cache2/entries/618C84DE20B175CDBFF27355647C8A80D99EC55F</text:p>
      <text:p text:style-name="Standard">./.cache/mozilla/firefox/jg1i4bty.default-release/cache2/entries/79FCF1B9BE8E016D657836024F130F3590AC27E5</text:p>
      <text:p text:style-name="Standard">./.cache/mozilla/firefox/jg1i4bty.default-release/cache2/entries/D2290F0301E7B974FEB643C77B7482EAE5E95011</text:p>
      <text:p text:style-name="Standard">./.cache/mozilla/firefox/jg1i4bty.default-release/cache2/entries/6DAEBF24BD0710A5A06A707D3706B75ACE206987</text:p>
      <text:p text:style-name="Standard">./.cache/mozilla/firefox/jg1i4bty.default-release/cache2/entries/476E1A06DB54901E5AFCF3B1F9BAFF547EE18F4F</text:p>
      <text:p text:style-name="Standard">./.cache/mozilla/firefox/jg1i4bty.default-release/cache2/entries/D8B86380E8F0F7297DE959F1586B691E3DAEAF46</text:p>
      <text:p text:style-name="Standard">./.cache/mozilla/firefox/jg1i4bty.default-release/cache2/entries/4A89FBF1D84D683CAA998B9E99FC3341E55408DE</text:p>
      <text:p text:style-name="Standard">./.cache/mozilla/firefox/jg1i4bty.default-release/cache2/entries/A45658C286FDDE4C56B4C206C03B5B7AB798BD24</text:p>
      <text:p text:style-name="Standard">./.cache/mozilla/firefox/jg1i4bty.default-release/cache2/entries/3C520CF8DA9D4749E29BDC1E93BCC1407ED64AB9</text:p>
      <text:p text:style-name="Standard">./.cache/mozilla/firefox/jg1i4bty.default-release/cache2/entries/DDFD1FA5F3015C759D25CACF616A740273D7819E</text:p>
      <text:p text:style-name="Standard">./.cache/mozilla/firefox/jg1i4bty.default-release/cache2/entries/F3E23A39C57892EE89B4DEA680ED9DC7FBF4D5C1</text:p>
      <text:p text:style-name="Standard">./.cache/mozilla/firefox/jg1i4bty.default-release/cache2/entries/AA9926D5D50451A2F1782233DDBF1259143A4AA8</text:p>
      <text:p text:style-name="Standard">./.cache/mozilla/firefox/jg1i4bty.default-release/cache2/entries/4309E6709BB0EF2FA02DFA90D6D49F8FF5A31A17</text:p>
      <text:p text:style-name="Standard">./.cache/mozilla/firefox/jg1i4bty.default-release/cache2/entries/C214AB93E233AFAB8FF462315F2BC23C5E82F27A</text:p>
      <text:p text:style-name="Standard">./.cache/mozilla/firefox/jg1i4bty.default-release/cache2/entries/BAF6BDCB6A16B041908F3A41041A5C71FCEA73C8</text:p>
      <text:p text:style-name="Standard">./.cache/mozilla/firefox/jg1i4bty.default-release/cache2/entries/451B1024D3EA9C914688C09C72436C634FCCC23C</text:p>
      <text:p text:style-name="Standard">./.cache/mozilla/firefox/jg1i4bty.default-release/cache2/entries/B29241979CB5C40D9C1A1E60C90C9D57E1759FAB</text:p>
      <text:p text:style-name="Standard">./snap/snap-store/common/.cache/gnome-software/odrs/ratings.json</text:p>
      <text:p text:style-name="Standard">./snap/snap-store/common/.cache/gnome-software/appstream/components.xmlb</text:p>
      <text:p text:style-name="Standard">./.mozilla/firefox/jg1i4bty.default-release/storage/permanent/chrome/idb/3870112724rsegmnoittet-es.files/1</text:p>
      <text:p text:style-name="Standard">./.mozilla/firefox/jg1i4bty.default-release/storage/permanent/chrome/idb/3870112724rsegmnoittet-es.sqlite</text:p>
      <text:p text:style-name="Standard">./.mozilla/firefox/jg1i4bty.default-release/storage/default/https+++www.youtube.com/cache/morgue/239/{60f055ce-7bd4-438a-9e5b-2a91afe9c3ef}.final</text:p>
      <text:p text:style-name="Standard">./.mozilla/firefox/jg1i4bty.default-release/storage/default/https+++www.youtube.com/cache/morgue/160/{ec441950-a7e2-49b0-b3f0-88a47f5ff2a0}.final</text:p>
      <text:p text:style-name="Standard">./.mozilla/firefox/jg1i4bty.default-release/storage/default/https+++web.whatsapp.com/cache/morgue/112/{fa99144f-4e96-42ce-880b-c9dacafd7b70}.final</text:p>
      <text:p text:style-name="Standard">./.mozilla/firefox/jg1i4bty.default-release/storage/default/https+++web.whatsapp.com/cache/morgue/37/{0d8af185-9350-492b-94e7-f243e2b28d25}.final</text:p>
      <text:p text:style-name="Standard"><text:soft-page-break/>./.mozilla/firefox/jg1i4bty.default-release/storage/default/https+++drive.google.com/idb/4041069256GsoDoegvlierD.files/4</text:p>
      <text:p text:style-name="Standard">./.mozilla/firefox/jg1i4bty.default-release/storage/default/https+++drive.google.com/idb/4041069256GsoDoegvlierD.sqlite</text:p>
      <text:p text:style-name="Standard">./.mozilla/firefox/jg1i4bty.default-release/storage/ls-archive.sqlite</text:p>
      <text:p text:style-name="Standard">./.mozilla/firefox/jg1i4bty.default-release/favicons.sqlite-wal</text:p>
      <text:p text:style-name="Standard">./.mozilla/firefox/jg1i4bty.default-release/places.sqlite-wal</text:p>
      <text:p text:style-name="Standard">./.mozilla/firefox/jg1i4bty.default-release/security_state/data.safe.bin</text:p>
      <text:p text:style-name="Standard">./.mozilla/firefox/jg1i4bty.default-release/favicons.sqlite</text:p>
      <text:p text:style-name="Standard">./.mozilla/firefox/jg1i4bty.default-release/places.sqlite</text:p>
      <text:p text:style-name="Standard">./.mozilla/firefox/jg1i4bty.default-release/gmp-gmpopenh264/1.8.1.2/libgmpopenh264.so</text:p>
      <text:p text:style-name="Standard">./.mozilla/firefox/jg1i4bty.default-release/cookies.sqlite-wal</text:p>
      <text:p text:style-name="Standard">./.mozilla/firefox/jg1i4bty.default-release/webappsstore.sqlite</text:p>
      <text:p text:style-name="Standard">./.thunderbird/vdkj4n73.default-release/favicons.sqlite</text:p>
      <text:p text:style-name="Standard">./.thunderbird/vdkj4n73.default-release/global-messages-db.sqlite</text:p>
      <text:p text:style-name="Standard">./.thunderbird/vdkj4n73.default-release/places.sqlite</text:p>
      <text:p text:style-name="Standard">./.thunderbird/vdkj4n73.default-release/calendar-data/local.sqlite</text:p>
      <text:p text:style-name="Standard">./.config/libreoffice/4/user/database/biblio/biblio.dbt</text:p>
      <text:p text:style-name="Standard">./.config/libreoffice/4/user/pack/registrymodifications.pack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5T12:09:08.292579560</meta:creation-date>
    <dc:date>2023-03-25T12:23:26.197523772</dc:date>
    <meta:editing-duration>PT4M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0" meta:paragraph-count="282" meta:word-count="396" meta:character-count="25114" meta:non-whitespace-character-count="24961"/>
  </office:meta>
</office:document-meta>
</file>